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97ff" officeooo:paragraph-rsid="000097ff"/>
    </style:style>
    <style:style style:name="T1" style:family="text">
      <style:text-properties officeooo:rsid="0001af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rontend:</text:p>
      <text:p text:style-name="P1">-html web (html, css, js)</text:p>
      <text:p text:style-name="P1">-v úvodu pouze login</text:p>
      <text:p text:style-name="P1">-rozvětvení na:</text:p>
      <text:p text:style-name="P1"><text:tab/><text:tab/>*uživatel</text:p>
      <text:p text:style-name="P1"><text:tab/><text:tab/>*správce <text:span text:style-name="T1">(zatím není nezbytné)</text:span></text:p>
      <text:p text:style-name="P1"/>
      <text:p text:style-name="P1">Backend:</text:p>
      <text:p text:style-name="P1">-databáze MySQL (sprintBoot)</text:p>
      <text:p text:style-name="P1">-java jako engine</text:p>
      <text:p text:style-name="P1"/>
      <text:p text:style-name="P1">Hlavní úkoly:</text:p>
      <text:p text:style-name="P1"><text:tab/><text:tab/>*uživatel může: vidět veškerou statistiku svých tréninků, přidávat si do denníku své <text:tab/><text:tab/><text:tab/>tréninky vlastní, měnit správcem imporované tréninky a upravovat je u sebe, ukazuje se <text:tab/><text:tab/><text:tab/>mu nabídka cviků, které jsou rozdělené na tlakové a takové (horní, dolní) a komplexní <text:tab/><text:tab/><text:tab/>cviky, rotace a kardio. Hodnotí tréninky 1-10 dle náročnosti. Vidí historii svých tréninků. <text:tab/><text:tab/>Může si k cvikům a tréninkům přidávat komentáře.</text:p>
      <text:p text:style-name="P1"><text:tab/><text:tab/></text:p>
      <text:p text:style-name="P1"><text:tab/><text:tab/>*správce: vše, co uživatel + přidává tréninky, vidí tréninky všech uživatelů a má k nim <text:tab/><text:tab/><text:tab/>přístup, může cokoliv mazat, přidávat zpětnou vazbu formou komentáře, dostává <text:tab/><text:tab/><text:tab/>upozornění na nové komentář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0.3$Windows_X86_64 LibreOffice_project/b0a288ab3d2d4774cb44b62f04d5d28733ac6df8</meta:generator>
    <dc:date>2023-05-02T14:24:19.841000000</dc:date>
    <meta:editing-duration>PT8M37S</meta:editing-duration>
    <meta:editing-cycles>2</meta:editing-cycles>
    <meta:document-statistic meta:table-count="0" meta:image-count="0" meta:object-count="0" meta:page-count="1" meta:paragraph-count="13" meta:word-count="115" meta:character-count="794" meta:non-whitespace-character-count="664"/>
  </office:meta>
</office:document-meta>
</file>